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95" officeooo:paragraph-rsid="00081b95"/>
    </style:style>
    <style:style style:name="P2" style:family="paragraph" style:parent-style-name="Standard">
      <style:text-properties style:text-underline-style="solid" style:text-underline-width="auto" style:text-underline-color="font-color" officeooo:rsid="00081b95" officeooo:paragraph-rsid="00081b95"/>
    </style:style>
    <style:style style:name="P3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9f28e" officeooo:paragraph-rsid="0009f28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b7df4" officeooo:paragraph-rsid="000b7df4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b7df4" officeooo:paragraph-rsid="000b7df4" style:font-weight-asian="normal" style:font-weight-complex="normal"/>
    </style:style>
    <style:style style:name="P8" style:family="paragraph" style:parent-style-name="Standard">
      <style:text-properties officeooo:rsid="00081b95" officeooo:paragraph-rsid="000b7df4"/>
    </style:style>
    <style:style style:name="T1" style:family="text">
      <style:text-properties officeooo:rsid="000b7df4"/>
    </style:style>
    <style:style style:name="T2" style:family="text">
      <style:text-properties officeooo:rsid="00081b95"/>
    </style:style>
    <style:style style:name="T3" style:family="text">
      <style:text-properties fo:font-weight="bold" officeooo:rsid="00081b9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is work was completed as <text:span text:style-name="T1">during </text:span>my course with CodeClan in <text:span text:style-name="T1">November</text:span> 202<text:span text:style-name="T1">2</text:span>.</text:p>
      <text:p text:style-name="P3"/>
      <text:p text:style-name="P7">images – folder containing images used in markdown file</text:p>
      <text:p text:style-name="P3"/>
      <text:p text:style-name="P7">Cleaning data and plots.Rmd – initial file used for cleaning raw data (available from tsibbledata package)</text:p>
      <text:p text:style-name="P7"/>
      <text:p text:style-name="P7">Day 1.Rproj - <text:span text:style-name="T2">Project folder for all other R scripts</text:span></text:p>
      <text:p text:style-name="P7"/>
      <text:p text:style-name="P7">Day 2 – maps.Rmd – file used for initial creation of maps</text:p>
      <text:p text:style-name="P7"/>
      <text:p text:style-name="P7">NYC Citi Bike.Rmd – markdown file for creating knitted viewable file</text:p>
      <text:p text:style-name="P6"/>
      <text:p text:style-name="P6">NYC-Citi-Bike.html - <text:span text:style-name="T2">Knitted markdown file for viewing</text:span></text:p>
      <text:p text:style-name="P6"/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0:52:11.780000000</meta:creation-date>
    <meta:generator>LibreOffice/7.3.4.2$Windows_X86_64 LibreOffice_project/728fec16bd5f605073805c3c9e7c4212a0120dc5</meta:generator>
    <dc:date>2023-02-03T13:01:01.205000000</dc:date>
    <meta:editing-duration>PT15M59S</meta:editing-duration>
    <meta:editing-cycles>3</meta:editing-cycles>
    <meta:document-statistic meta:table-count="0" meta:image-count="0" meta:object-count="0" meta:page-count="1" meta:paragraph-count="7" meta:word-count="73" meta:character-count="467" meta:non-whitespace-character-count="396"/>
  </office:meta>
</office:document-meta>
</file>